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8069" officeooo:paragraph-rsid="000e80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ubuntu <text:s/>14.04.03 L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oken </meta:initial-creator>
    <meta:creation-date>2015-12-02T17:59:16.881285915</meta:creation-date>
    <dc:date>2015-12-02T18:13:50.815717312</dc:date>
    <dc:creator>spoken </dc:creator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21" meta:non-whitespace-character-count="18"/>
    <meta:generator>LibreOffice/4.2.8.2$Linux_X86_64 LibreOffice_project/420m0$Build-2</meta:generator>
  </office:meta>
</office:document-meta>
</file>